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019" officeooo:paragraph-rsid="00054019"/>
    </style:style>
    <style:style style:name="P2" style:family="paragraph" style:parent-style-name="Standard">
      <style:text-properties officeooo:rsid="0006275a" officeooo:paragraph-rsid="0006275a"/>
    </style:style>
    <style:style style:name="T1" style:family="text">
      <style:text-properties officeooo:rsid="00062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 <text:s/>= 0-0 wk</text:p>
      <text:p text:style-name="P1">Items = 1-2 wk</text:p>
      <text:p text:style-name="P1">Clients = 1-3</text:p>
      <text:p text:style-name="P1">Cart = 4-6</text:p>
      <text:p text:style-name="P1">Catalog = 3-6</text:p>
      <text:p text:style-name="P1">Order = 3-4</text:p>
      <text:p text:style-name="P1">Payment = 4-6</text:p>
      <text:p text:style-name="P1">Sort Items = 7-8</text:p>
      <text:p text:style-name="P1">Add Items To Cart = 7-7</text:p>
      <text:p text:style-name="P1">Place Order = 7-8</text:p>
      <text:p text:style-name="P1">Pay Order = 7-8</text:p>
      <text:p text:style-name="P1">GUI : Show item pages = 9-11</text:p>
      <text:p text:style-name="P1">Cancel Order = 9-9</text:p>
      <text:p text:style-name="P1">Admin : Retrieve Orders = 9-11</text:p>
      <text:p text:style-name="P1">Admin : Change Order = 9-10</text:p>
      <text:p text:style-name="P1">Show Popular Items = 12-14</text:p>
      <text:p text:style-name="P1">Admin : Get Stats = 12-14</text:p>
      <text:p text:style-name="P1">Finishing = 15-16</text:p>
      <text:p text:style-name="P1"/>
      <text:p text:style-name="P1">Critical Path : </text:p>
      <text:p text:style-name="P1">Start – Clients – Payment – Retrieve Orders – Show Pop Items / <text:span text:style-name="T1">Get Stats</text:span> – Finishing</text:p>
      <text:p text:style-name="P2">Start – Clients – Cart – Place Order – Retrieve Orders – Show Pop Items / Get Stats – Finishing</text:p>
      <text:p text:style-name="P2">Start – Items – Catalog – Sort Items- Show item pages – Show Pop Items - Finish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06:25.486408611</meta:creation-date>
    <dc:date>2018-10-08T12:13:02.445077592</dc:date>
    <meta:editing-duration>PT36M16S</meta:editing-duration>
    <meta:editing-cycles>1</meta:editing-cycles>
    <meta:document-statistic meta:table-count="0" meta:image-count="0" meta:object-count="0" meta:page-count="1" meta:paragraph-count="22" meta:word-count="120" meta:character-count="608" meta:non-whitespace-character-count="493"/>
    <meta:generator>LibreOffice/6.0.3.2$Linux_X86_64 LibreOffice_project/00m0$Build-2</meta:generator>
  </office:meta>
</office:document-meta>
</file>